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ślałem o 5 okienkach z tekstem, gdzie ostatni może być takim podsumowaniem strony? W sensie już tuż nad stopką może? Inne to jak wam pasuje, w tej kolejności co tutaj. <text:line-break/>Jeśli coś jest za długie albo wolicie np. 4 a nie 5 akapitów to piszcie i będę poprawiał tak żeby pasowało do waszej wizji :)<text:line-break/>Zastrzegam sobie prawo do edytowania tekstu :D<text:line-break/></text:p>
      <text:p text:style-name="Standard"><text:line-break/>Interesuje cie GIS? Rozważasz naukę geoinformacji? Chciałbyś dowiedzieć się jak wykorzystuje się ją w praktyce? A może jesteś zainteresowany podniesieniem własnych kompetencji?<text:line-break/>Nie może Cię zabraknąc 13 listopada na WNGiG podczas GIS Day 2019!<text:line-break/><text:line-break/>GIS Day to coroczne święto geoinformacji, podczas którego na całym świecie odbywają się różne rodzaju konferencje i spotkania, mające propagować nowoczesne rozwiązania w zakresie geografii. Już od wielu lat w jego obchodach bierze udział WNGiG. <text:line-break/><text:line-break/>Na naszym wydziale odbywają się prelekcje przeznaczone dla uczniów, studentów, naukowców i wszytkich pasjonatów gis, prowadzone przez przedstawicieli branży oraz poznańskich uczelni. Można też wziąć udział w warsztatach o zróżnicowanym poziomie zaawansowania.<text:line-break/><text:line-break/>Zapraszamy do zapoznania się z tegorocznym harmonogramem oraz zapisania się na warsztaty – a także do przejrzenia jak GIS Day wyglądał w poprzednich latach w naszym archiwum zdjęciowym.<text:line-break/><text:line-break/>DO ZOBACZENIA NA GIS Da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34S</meta:editing-duration>
    <meta:editing-cycles>4</meta:editing-cycles>
    <meta:generator>OpenOffice/4.1.6$Win32 OpenOffice.org_project/416m1$Build-9790</meta:generator>
    <dc:date>2019-10-01T14:03:16.23</dc:date>
    <dc:creator>Mateusz Ośko</dc:creator>
    <meta:document-statistic meta:table-count="0" meta:image-count="0" meta:object-count="0" meta:page-count="1" meta:paragraph-count="2" meta:word-count="196" meta:character-count="1310"/>
    <meta:user-defined meta:name="Info 1"/>
    <meta:user-defined meta:name="Info 2"/>
    <meta:user-defined meta:name="Info 3"/>
    <meta:user-defined meta:name="Info 4"/>
  </office:meta>
</office:document-meta>
</file>